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Arial" svg:font-family="Arial" style:font-family-generic="roman" style:font-pitch="variable"/>
    <style:font-face style:name="Arial1" svg:font-family="Arial, Arial, Helvetica,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 svg:font-family="'MS P????'"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rsid="00076a17" officeooo:paragraph-rsid="00076a17"/>
    </style:style>
    <style:style style:name="P2" style:family="paragraph" style:parent-style-name="Heading_20_3" style:list-style-name="WWNum14">
      <style:paragraph-properties fo:line-height="200%"/>
      <style:text-properties style:font-name="Liberation Serif" officeooo:paragraph-rsid="000ab92b"/>
    </style:style>
    <style:style style:name="P3" style:family="paragraph" style:parent-style-name="Standard">
      <style:paragraph-properties fo:line-height="200%"/>
      <style:text-properties style:font-name="Liberation Serif" officeooo:rsid="00076a17" officeooo:paragraph-rsid="00076a17"/>
    </style:style>
    <style:style style:name="P4" style:family="paragraph" style:parent-style-name="Standard">
      <style:paragraph-properties fo:line-height="200%" fo:text-align="start" style:justify-single-word="false"/>
      <style:text-properties style:font-name="Liberation Serif" officeooo:rsid="00076a17" officeooo:paragraph-rsid="000ab92b"/>
    </style:style>
    <style:style style:name="P5" style:family="paragraph" style:parent-style-name="Standard" style:list-style-name="L1">
      <style:paragraph-properties fo:line-height="200%" fo:text-align="start" style:justify-single-word="false"/>
      <style:text-properties style:font-name="Liberation Serif" officeooo:rsid="00076a17" officeooo:paragraph-rsid="000ab92b"/>
    </style:style>
    <style:style style:name="P6" style:family="paragraph" style:parent-style-name="Standard">
      <style:paragraph-properties fo:line-height="200%" fo:text-align="center" style:justify-single-word="false"/>
      <style:text-properties style:font-name="Liberation Serif" officeooo:rsid="00095040" officeooo:paragraph-rsid="00095040"/>
    </style:style>
    <style:style style:name="P7" style:family="paragraph" style:parent-style-name="Standard">
      <style:paragraph-properties fo:line-height="200%" fo:text-align="start" style:justify-single-word="false"/>
      <style:text-properties style:font-name="Liberation Serif" officeooo:rsid="000ab92b" officeooo:paragraph-rsid="000ab92b"/>
    </style:style>
    <style:style style:name="P8" style:family="paragraph" style:parent-style-name="Standard">
      <loext:graphic-properties draw:fill-gradient-name="gradient" draw:fill-hatch-name="hatch"/>
      <style:paragraph-properties fo:margin-left="0.5in" fo:margin-right="0in" fo:line-height="200%" fo:text-align="start" style:justify-single-word="false" fo:text-indent="-0.5in" style:auto-text-indent="false">
        <style:tab-stops/>
      </style:paragraph-properties>
      <style:text-properties style:text-underline-style="none" officeooo:rsid="000e18b2" officeooo:paragraph-rsid="000ab92b"/>
    </style:style>
    <style:style style:name="P9" style:family="paragraph" style:parent-style-name="Standard">
      <style:paragraph-properties fo:line-height="200%" fo:text-align="center" style:justify-single-word="false" fo:break-before="page"/>
      <style:text-properties officeooo:rsid="000ab92b" officeooo:paragraph-rsid="000ab92b"/>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weight="normal" style:font-size-asian="12pt" style:font-weight-asian="normal" style:font-size-complex="12pt" style:font-weight-complex="bold"/>
    </style:style>
    <style:style style:name="T4" style:family="text">
      <style:text-properties fo:font-size="12pt" fo:font-weight="normal" officeooo:rsid="00076a17" style:font-size-asian="12pt" style:font-weight-asian="normal" style:font-size-complex="12pt" style:font-weight-complex="bold"/>
    </style:style>
    <style:style style:name="T5" style:family="text">
      <style:text-properties fo:font-size="12pt" style:text-underline-style="none" fo:font-weight="normal" officeooo:rsid="000e18b2" style:font-size-asian="12pt" style:font-weight-asian="normal" style:font-size-complex="12pt" style:font-weight-complex="bold"/>
    </style:style>
    <style:style style:name="T6" style:family="text">
      <style:text-properties officeooo:rsid="000ab92b"/>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ae31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ushil Umaretiya</text:p>
      <text:p text:style-name="P3">Dr. Hill Taylor</text:p>
      <text:p text:style-name="P3">ENGL 105i</text:p>
      <text:p text:style-name="P3">30 January 2024</text:p>
      <text:p text:style-name="P6">Feeder 1.2</text:p>
      <text:p text:style-name="P4"><text:tab/><text:span text:style-name="T6">In this second feeder, we’ll delve deeper into the relatively new idea of including Virtual Reality in education through certain applications across the world. The first article “Teachers Perceptions on Early Childhood’s Traffic and Life Safety Education Program Using VR” by Mi-Young An and Kwang-Seong Shin, published in Applied Sciences, explores the impact of VR in early childhood traffic safety education in South Korea. The second article, “Unlocking the potential: A Comprehensive Evaluation of Augmented Reality and Virtual Reality in Education” by AlGerafi, Zhou, Oubibi, and Wijaya, published in Electronics, provides a comprehensive evaluation of VR’s role across various education levels.</text:span></text:p>
      <text:p text:style-name="P4"><text:tab/><text:span text:style-name="T6">For the first article, the researchers were seeking to investigate the effectiveness of Vr in enhancing young children’s understanding, perceptions, and attitudes towards traffic and life safety, citing the following statistic, “In 2018, 54 child pedestrians were killed in road accidents in South Korea, accounting for 33.1% of 163 children who died in traffic accidents.“ Utilizing descriptive statistics and regression analysis on data collected from questionnaires after placing students into a monitored VR experience with lessons like “How to Cross the Road” taught through immersion. The study resulting in a high preference for audiovisual and VR methods when teaching the material, and showed a strong positive correlation between VR safety education and children’s safety perceptions and attitudes. Some nuance to draw from the article is that it seemed to not report any mistakes or failures when administering the VR experience to students, and may have potentially presented findings over optimistically since the field is so novel.</text:span></text:p>
      <text:p text:style-name="P4"><text:soft-page-break/><text:span text:style-name="T6"><text:tab/>Our second article is a literature review from 2022 that reviewed 82 works on the subject of using VR and AR (augmented reality) in educational institutions at throughout all grades K-12, focusing more on the broader impact and lessons learned throughout multiple domains. The article posed many good questions for categorizing and extracting information from the articles such as:</text:span></text:p>
      <text:list xml:id="list487040701" text:style-name="L1">
        <text:list-item>
          <text:p text:style-name="P5"><text:span text:style-name="T6">What are the research trends and feasibility of AR/VR in education?</text:span></text:p>
        </text:list-item>
        <text:list-item>
          <text:p text:style-name="P5">How does integrating AR and VR in classroom instructions influence students’ academic performance and learning outcomes?</text:p>
        </text:list-item>
        <text:list-item>
          <text:p text:style-name="P5">What are the effects of utilizing AR and VR technologies on student engagement, motivation, and interest in the learning process compared to traditional instructional methods?</text:p>
        </text:list-item>
      </text:list>
      <text:p text:style-name="P7">Their methodology involved data collection, filtering, and categorization of various articles. This data provided researchers with a common list of criteria for where VR can fit in educational situations, different factors affecting feasibility throughout different situations, and different software that works best to build these experiences.</text:p>
      <text:p text:style-name="P7"><text:tab/>Both reviews outlined a myriad of different approaches to how these educational experiences are built and administered; all linked together by the universally positive results that immersion learning has brought into the classroom. A contrasting point between the two works was their educational level and specificity in domain. The first article's scope is limited to early childhood education focusing on safety, whereas the second article encompasses a wider range of educational levels and subjects. Further reading ought to include more specific applications and comparative studies to see how best to generate metrics behind the efficacy of these experiences and separate them from the students’ biases of being able to use the new technology. </text:p>
      <text:p text:style-name="P9"><text:span text:style-name="T7">References</text:span><text:span text:style-name="T8"/></text:p>
      <text:p text:style-name="P8">Mi-Young, A., &amp; Kwang-Seong Shin. (2023). Teachers perceptions on early Childhood’s traffic and life safety education program using VR. Applied Sciences, 13(2), 777. doi:<text:a xlink:type="simple" xlink:href="https://doi.org/10.3390/app13020777" text:style-name="Internet_20_link" text:visited-style-name="Visited_20_Internet_20_Link">https://doi.org/10.3390/app13020777</text:a></text:p>
      <text:p text:style-name="P7"><text:span text:style-name="T5">AlGerafi, M. A. M., Zhou, Y., Oubibi, M., &amp; Wijaya, T. T. (2023). Unlocking the potential: A comprehensive evaluation of augmented reality and virtual reality in education. Electronics, 12(18), 3953. doi:</text:span><text:a xlink:type="simple" xlink:href="https://doi.org/10.3390/electronics12183953" text:style-name="Internet_20_link" text:visited-style-name="Visited_20_Internet_20_Link">https://doi.org/10.3390/electronics12183953</text:a><text:span text:style-name="T3"><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Arial" svg:font-family="Arial" style:font-family-generic="roman" style:font-pitch="variable"/>
    <style:font-face style:name="Arial1" svg:font-family="Arial, Arial, Helvetica,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 svg:font-family="'MS P????'"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Standard" style:next-style-name="Standard" style:default-outline-level="3" style:list-style-name="" style:class="text">
      <style:paragraph-properties fo:margin-top="0.25in" fo:margin-bottom="0.0835in" style:contextual-spacing="false" fo:keep-together="always" fo:keep-with-next="always"/>
      <style:text-properties fo:color="#283138" loext:opacity="100%" style:font-name="Arial" fo:font-family="Arial" style:font-family-generic="roman" style:font-pitch="variable" fo:font-weight="bold" style:font-name-asian="MS P????" style:font-family-asian="'MS P????'" style:font-family-generic-asian="system" style:font-pitch-asian="variable" style:language-asian="en" style:country-asian="US" style:font-weight-asian="bold"/>
    </style:style>
    <style:style style:name="ListLabel_20_118" style:display-name="ListLabel 118" style:family="text">
      <style:text-properties style:font-name="Times New Roman" fo:font-family="'Times New Roman'" style:font-family-generic="roman" style:font-pitch="variable" style:font-name-asian="MS P????" style:font-family-asian="'MS P????'" style:font-family-generic-asian="system" style:font-pitch-asian="variable" style:font-name-complex="Times New Roman1" style:font-family-complex="'Times New Roman'" style:font-family-generic-complex="system" style:font-pitch-complex="variable"/>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76a17" officeooo:paragraph-rsid="00076a1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maretiya <text:page-number text:select-page="current">3</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01:46:42.891120645</meta:creation-date>
    <meta:generator>LibreOffice/7.4.7.2$Linux_X86_64 LibreOffice_project/40$Build-2</meta:generator>
    <dc:date>2024-02-01T14:33:32.260557732</dc:date>
    <meta:editing-duration>PT2H42M47S</meta:editing-duration>
    <meta:editing-cycles>4</meta:editing-cycles>
    <meta:print-date>2024-02-01T14:16:30.595867418</meta:print-date>
    <meta:document-statistic meta:table-count="0" meta:image-count="0" meta:object-count="0" meta:page-count="3" meta:paragraph-count="17" meta:word-count="600" meta:character-count="4129" meta:non-whitespace-character-count="3543"/>
  </office:meta>
</office:document-meta>
</file>